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686" officeooo:paragraph-rsid="00074686"/>
    </style:style>
    <style:style style:name="P2" style:family="paragraph" style:parent-style-name="Standard">
      <style:text-properties officeooo:rsid="006551fb" officeooo:paragraph-rsid="000a7f0e"/>
    </style:style>
    <style:style style:name="P3" style:family="paragraph" style:parent-style-name="Standard">
      <style:paragraph-properties fo:text-align="start" style:justify-single-word="false"/>
      <style:text-properties officeooo:rsid="006551fb" officeooo:paragraph-rsid="000f70bd"/>
    </style:style>
    <style:style style:name="P4" style:family="paragraph" style:parent-style-name="Standard">
      <style:text-properties officeooo:rsid="006551fb" officeooo:paragraph-rsid="000f70bd"/>
    </style:style>
    <style:style style:name="P5" style:family="paragraph" style:parent-style-name="Standard">
      <style:text-properties officeooo:rsid="00074686" officeooo:paragraph-rsid="00074686"/>
    </style:style>
    <style:style style:name="P6" style:family="paragraph" style:parent-style-name="Standard">
      <style:paragraph-properties fo:text-align="start" style:justify-single-word="false"/>
      <style:text-properties officeooo:rsid="0225920d" officeooo:paragraph-rsid="000f70bd"/>
    </style:style>
    <style:style style:name="T1" style:family="text">
      <style:text-properties officeooo:rsid="013faf48"/>
    </style:style>
    <style:style style:name="T2" style:family="text">
      <style:text-properties officeooo:rsid="022615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１　背景と目的 (1200자)</text:p>
      <text:p text:style-name="P1">(배경: 비디오가 주목받고 있지만 연구가 부족하다)</text:p>
      <text:p text:style-name="P1"/>
      <text:p text:style-name="P1">(관련연구: 온라인 학술동화)</text:p>
      <text:p text:style-name="P1">(과제: 비디오 제작 근거 및 연구 전략 구축의 효율화)</text:p>
      <text:p text:style-name="P1">(목적: 비디오가 논문 ...유효성, 효과적인 비디오 방식 특정)</text:p>
      <text:p text:style-name="P1"/>
      <text:p text:style-name="P2">そこで，本研究では論文言及ユーチューブ動画が論文の被引用数及びオルトメトリクスに及ぼす影響の有効性を検証し，効果的な動画方式を特定する手法を提案する．具体的には，特定の研究分野及び出版期間における論文データ及び同論文を言及するユーチューブ動画データを用いて，動画保有論文群と同等な質を担保する動画未保有論文群を選定し，両論文群の被引用数及び<text:span text:style-name="T1">AAS*分布に統計的仮説検定を行い，母集団の有意差を検証する．</text:span>次に，動画の「論文言及目的」の分類法に沿って分割された動画群が言及する各論文群の同上指標の分布を比較し，効果的な動画方式を特定する．最後に，論文のユーチューブ上での人気度が被引用数より早期に飽和することを検証した上，同人気度と被引用数間の回帰分析から，将来の被引用数の予測が有効な動画方式を推定する．</text:p>
      <text:p text:style-name="P1"/>
      <text:p text:style-name="P1">(효과)</text:p>
      <text:p text:style-name="P6"><text:span text:style-name="T2">本手法は研究分野及びトピックにおいてオンライン学術動画が研究に与える影響を定量的に検証し，効果的な動画方式を把握することを可能にする．研究組織は本手法動画の制作及びデザインに関係する意思決定において定量的な根拠を提供し，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評価の計量を加速化できる一方，研究ポートフォリオの構築の最適化に役立てることが期待される．</text:span></text:p>
      <text:p text:style-name="P6"/>
      <text:p text:style-name="P6">本研究の目的は以下に要約される．</text:p>
      <text:p text:style-name="P4"><text:s text:c="4"/>• 論文言及ユーチューブ動画が，論文の被引用数及びオルトメトリクスに与える影響の有効性を検証する．</text:p>
      <text:p text:style-name="P4"><text:s text:c="4"/>• 動画の論文言及目的による被引用数及びオルトメトリクスへの影響度の相違を評価し，効果的な動画方式を特定する．</text:p>
      <text:p text:style-name="P3"><text:s text:c="4"/>• 出版初期の論文について，ユーチューブ上での人気度を用いて将来の被引用数の予測が有効な動画方式を推定する．</text:p>
      <text:p text:style-name="P1"/>
      <text:p text:style-name="P1">２　提案手法</text:p>
      <text:p text:style-name="P1"/>
      <text:p text:style-name="P1">３　実験結果</text:p>
      <text:p text:style-name="P1"/>
      <text:p text:style-name="P1">４　考察</text:p>
      <text:p text:style-name="P1"/>
      <text:p text:style-name="P1">５　結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5T13:33:06.232155960</meta:creation-date>
    <meta:generator>LibreOffice/5.1.6.2$Linux_X86_64 LibreOffice_project/10m0$Build-2</meta:generator>
    <dc:date>2021-01-15T21:04:01.556626232</dc:date>
    <meta:editing-duration>PT51M6S</meta:editing-duration>
    <meta:editing-cycles>2</meta:editing-cycles>
    <meta:document-statistic meta:table-count="0" meta:image-count="0" meta:object-count="0" meta:page-count="1" meta:paragraph-count="16" meta:word-count="889" meta:character-count="941" meta:non-whitespace-character-count="898"/>
  </office:meta>
</office:document-meta>
</file>